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tmetho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"/>
        <table:table-column table:style-name="co3" table:default-cell-style-name="ce3"/>
        <table:table-column table:style-name="co3" table:default-cell-style-name="ce1"/>
        <table:table-column table:style-name="co3" table:number-columns-repeated="2" table:default-cell-style-name="ce3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Calib</text:p>
          </table:table-cell>
          <table:table-cell/>
          <table:table-cell table:style-name="Default" office:value-type="string" calcext:value-type="string">
            <text:p>Marie</text:p>
          </table:table-cell>
          <table:table-cell table:style-name="Default" office:value-type="string" calcext:value-type="string">
            <text:p>Ali</text:p>
          </table:table-cell>
          <table:table-cell table:style-name="Default" office:value-type="string" calcext:value-type="string">
            <text:p>Moi</text:p>
          </table:table-cell>
          <table:table-cell table:style-name="Default" office:value-type="string" calcext:value-type="string">
            <text:p>Adrien</text:p>
          </table:table-cell>
          <table:table-cell table:style-name="Default" office:value-type="string" calcext:value-type="string">
            <text:p>Yannick</text:p>
          </table:table-cell>
          <table:table-cell table:style-name="Default" office:value-type="string" calcext:value-type="string">
            <text:p>Kevin</text:p>
          </table:table-cell>
          <table:table-cell table:style-name="Default" office:value-type="string" calcext:value-type="string">
            <text:p>Pavel1</text:p>
          </table:table-cell>
          <table:table-cell table:style-name="Default" office:value-type="string" calcext:value-type="string">
            <text:p>Pavel2</text:p>
          </table:table-cell>
          <table:table-cell table:style-name="Default" office:value-type="string" calcext:value-type="string">
            <text:p>Helene</text:p>
          </table:table-cell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Fabrice</text:p>
          </table:table-cell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office:value-type="float" office:value="135.170464227345" calcext:value-type="float">
            <text:p>135.17</text:p>
          </table:table-cell>
          <table:table-cell office:value-type="float" office:value="32.1860859561394" calcext:value-type="float">
            <text:p>32.19</text:p>
          </table:table-cell>
          <table:table-cell office:value-type="float" office:value="6.25650200418267" calcext:value-type="float">
            <text:p>6.26</text:p>
          </table:table-cell>
          <table:table-cell office:value-type="float" office:value="25.9207941496792" calcext:value-type="float">
            <text:p>25.92</text:p>
          </table:table-cell>
          <table:table-cell table:style-name="ce1" office:value-type="float" office:value="272.964898362977" calcext:value-type="float">
            <text:p>272.96</text:p>
          </table:table-cell>
          <table:table-cell office:value-type="float" office:value="224.791783720887" calcext:value-type="float">
            <text:p>224.79</text:p>
          </table:table-cell>
          <table:table-cell table:style-name="ce1" office:value-type="float" office:value="49.6994252222056" calcext:value-type="float">
            <text:p>49.70</text:p>
          </table:table-cell>
          <table:table-cell table:style-name="ce1" office:value-type="float" office:value="24.8476167853281" calcext:value-type="float">
            <text:p>24.85</text:p>
          </table:table-cell>
          <table:table-cell office:value-type="float" office:value="226.380234364775" calcext:value-type="float">
            <text:p>226.38</text:p>
          </table:table-cell>
          <table:table-cell office:value-type="float" office:value="184.339992611417" calcext:value-type="float">
            <text:p>184.34</text:p>
          </table:table-cell>
          <table:table-cell office:value-type="float" office:value="82.9429626599162" calcext:value-type="float">
            <text:p>82.94</text:p>
          </table:table-cell>
        </table:table-row>
        <table:table-row table:style-name="ro1">
          <table:table-cell office:value-type="string" calcext:value-type="string">
            <text:p>Fit actuel</text:p>
          </table:table-cell>
          <table:table-cell office:value-type="string" calcext:value-type="string">
            <text:p>MSEy</text:p>
          </table:table-cell>
          <table:table-cell office:value-type="float" office:value="132.343968020891" calcext:value-type="float">
            <text:p>132.34</text:p>
          </table:table-cell>
          <table:table-cell office:value-type="float" office:value="80.134721041916" calcext:value-type="float">
            <text:p>80.13</text:p>
          </table:table-cell>
          <table:table-cell office:value-type="float" office:value="2.6875983627286" calcext:value-type="float">
            <text:p>2.69</text:p>
          </table:table-cell>
          <table:table-cell office:value-type="float" office:value="80.8487057759043" calcext:value-type="float">
            <text:p>80.85</text:p>
          </table:table-cell>
          <table:table-cell table:style-name="ce1" office:value-type="float" office:value="154.09472398571" calcext:value-type="float">
            <text:p>154.09</text:p>
          </table:table-cell>
          <table:table-cell office:value-type="float" office:value="134.260068069817" calcext:value-type="float">
            <text:p>134.26</text:p>
          </table:table-cell>
          <table:table-cell table:style-name="ce1" office:value-type="float" office:value="80.6700772849202" calcext:value-type="float">
            <text:p>80.67</text:p>
          </table:table-cell>
          <table:table-cell table:style-name="ce1" office:value-type="float" office:value="26.1266951778924" calcext:value-type="float">
            <text:p>26.13</text:p>
          </table:table-cell>
          <table:table-cell office:value-type="float" office:value="129.527169971295" calcext:value-type="float">
            <text:p>129.53</text:p>
          </table:table-cell>
          <table:table-cell office:value-type="float" office:value="141.349866709368" calcext:value-type="float">
            <text:p>141.35</text:p>
          </table:table-cell>
          <table:table-cell office:value-type="float" office:value="87.2081003951204" calcext:value-type="float">
            <text:p>87.21</text:p>
          </table:table-cell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office:value-type="float" office:value="14.0812095139593" calcext:value-type="float">
            <text:p>14.08</text:p>
          </table:table-cell>
          <table:table-cell office:value-type="float" office:value="7.94960991106274" calcext:value-type="float">
            <text:p>7.95</text:p>
          </table:table-cell>
          <table:table-cell office:value-type="float" office:value="1.8783241798464" calcext:value-type="float">
            <text:p>1.88</text:p>
          </table:table-cell>
          <table:table-cell office:value-type="float" office:value="8.97831217447217" calcext:value-type="float">
            <text:p>8.98</text:p>
          </table:table-cell>
          <table:table-cell table:style-name="ce1" office:value-type="float" office:value="17.0200293347529" calcext:value-type="float">
            <text:p>17.02</text:p>
          </table:table-cell>
          <table:table-cell office:value-type="float" office:value="17.4594954781813" calcext:value-type="float">
            <text:p>17.46</text:p>
          </table:table-cell>
          <table:table-cell table:style-name="ce1" office:value-type="float" office:value="9.56952202063347" calcext:value-type="float">
            <text:p>9.57</text:p>
          </table:table-cell>
          <table:table-cell table:style-name="ce1" office:value-type="float" office:value="6.30574478026894" calcext:value-type="float">
            <text:p>6.31</text:p>
          </table:table-cell>
          <table:table-cell office:value-type="float" office:value="16.9167432078719" calcext:value-type="float">
            <text:p>16.92</text:p>
          </table:table-cell>
          <table:table-cell office:value-type="float" office:value="15.7925360756395" calcext:value-type="float">
            <text:p>15.79</text:p>
          </table:table-cell>
          <table:table-cell office:value-type="float" office:value="11.531145395491" calcext:value-type="float">
            <text:p>11.53</text:p>
          </table:table-cell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office:value-type="float" office:value="13.5637899571801" calcext:value-type="float">
            <text:p>13.56</text:p>
          </table:table-cell>
          <table:table-cell office:value-type="float" office:value="6.9872731154452" calcext:value-type="float">
            <text:p>6.99</text:p>
          </table:table-cell>
          <table:table-cell office:value-type="float" office:value="0.937742500340046" calcext:value-type="float">
            <text:p>0.94</text:p>
          </table:table-cell>
          <table:table-cell office:value-type="float" office:value="7.97407086359282" calcext:value-type="float">
            <text:p>7.97</text:p>
          </table:table-cell>
          <table:table-cell table:style-name="ce1" office:value-type="float" office:value="14.7942001775145" calcext:value-type="float">
            <text:p>14.79</text:p>
          </table:table-cell>
          <table:table-cell office:value-type="float" office:value="16.9716727319098" calcext:value-type="float">
            <text:p>16.97</text:p>
          </table:table-cell>
          <table:table-cell table:style-name="ce1" office:value-type="float" office:value="8.39150216818664" calcext:value-type="float">
            <text:p>8.39</text:p>
          </table:table-cell>
          <table:table-cell table:style-name="ce1" office:value-type="float" office:value="5.22457353145439" calcext:value-type="float">
            <text:p>5.22</text:p>
          </table:table-cell>
          <table:table-cell office:value-type="float" office:value="15.829908964378" calcext:value-type="float">
            <text:p>15.83</text:p>
          </table:table-cell>
          <table:table-cell office:value-type="float" office:value="14.6042626280686" calcext:value-type="float">
            <text:p>14.60</text:p>
          </table:table-cell>
          <table:table-cell office:value-type="float" office:value="11.5451224544783" calcext:value-type="float">
            <text:p>11.55</text:p>
          </table:table-cell>
        </table:table-row>
        <table:table-row table:style-name="ro1">
          <table:table-cell table:number-columns-repeated="7"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office:value-type="float" office:value="133.670993097507" calcext:value-type="float">
            <text:p>133.67</text:p>
          </table:table-cell>
          <table:table-cell office:value-type="float" office:value="32.0640141706377" calcext:value-type="float">
            <text:p>32.06</text:p>
          </table:table-cell>
          <table:table-cell office:value-type="float" office:value="3.6393435225812" calcext:value-type="float">
            <text:p>3.64</text:p>
          </table:table-cell>
          <table:table-cell office:value-type="float" office:value="25.7443822902266" calcext:value-type="float">
            <text:p>25.74</text:p>
          </table:table-cell>
          <table:table-cell table:style-name="ce1" office:value-type="float" office:value="248.234032251435" calcext:value-type="float">
            <text:p>248.23</text:p>
          </table:table-cell>
          <table:table-cell office:value-type="float" office:value="211.160206107151" calcext:value-type="float">
            <text:p>211.16</text:p>
          </table:table-cell>
          <table:table-cell table:style-name="ce1" office:value-type="float" office:value="36.16973710422" calcext:value-type="float">
            <text:p>36.17</text:p>
          </table:table-cell>
          <table:table-cell table:style-name="ce1" office:value-type="float" office:value="23.633182859373" calcext:value-type="float">
            <text:p>23.63</text:p>
          </table:table-cell>
          <table:table-cell office:value-type="float" office:value="217.484481099676" calcext:value-type="float">
            <text:p>217.48</text:p>
          </table:table-cell>
          <table:table-cell office:value-type="float" office:value="180.501553220396" calcext:value-type="float">
            <text:p>180.50</text:p>
          </table:table-cell>
          <table:table-cell office:value-type="float" office:value="82.7995094044719" calcext:value-type="float">
            <text:p>82.80</text:p>
          </table:table-cell>
        </table:table-row>
        <table:table-row table:style-name="ro1">
          <table:table-cell office:value-type="string" calcext:value-type="string">
            <text:p>Rigid global</text:p>
          </table:table-cell>
          <table:table-cell office:value-type="string" calcext:value-type="string">
            <text:p>MSEy</text:p>
          </table:table-cell>
          <table:table-cell office:value-type="float" office:value="108.819967893644" calcext:value-type="float">
            <text:p>108.82</text:p>
          </table:table-cell>
          <table:table-cell office:value-type="float" office:value="44.1402908658901" calcext:value-type="float">
            <text:p>44.14</text:p>
          </table:table-cell>
          <table:table-cell office:value-type="float" office:value="1.67207296453952" calcext:value-type="float">
            <text:p>1.67</text:p>
          </table:table-cell>
          <table:table-cell office:value-type="float" office:value="71.432800300449" calcext:value-type="float">
            <text:p>71.43</text:p>
          </table:table-cell>
          <table:table-cell table:style-name="ce1" office:value-type="float" office:value="46.6411167188118" calcext:value-type="float">
            <text:p>46.64</text:p>
          </table:table-cell>
          <table:table-cell office:value-type="float" office:value="131.506568373163" calcext:value-type="float">
            <text:p>131.51</text:p>
          </table:table-cell>
          <table:table-cell table:style-name="ce1" office:value-type="float" office:value="61.7295473554496" calcext:value-type="float">
            <text:p>61.73</text:p>
          </table:table-cell>
          <table:table-cell table:style-name="ce1" office:value-type="float" office:value="17.0287486018187" calcext:value-type="float">
            <text:p>17.03</text:p>
          </table:table-cell>
          <table:table-cell office:value-type="float" office:value="118.45025818716" calcext:value-type="float">
            <text:p>118.45</text:p>
          </table:table-cell>
          <table:table-cell office:value-type="float" office:value="126.308561450693" calcext:value-type="float">
            <text:p>126.31</text:p>
          </table:table-cell>
          <table:table-cell office:value-type="float" office:value="86.9661382564511" calcext:value-type="float">
            <text:p>86.97</text:p>
          </table:table-cell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office:value-type="float" office:value="13.8526490217905" calcext:value-type="float">
            <text:p>13.85</text:p>
          </table:table-cell>
          <table:table-cell office:value-type="float" office:value="7.32848805678418" calcext:value-type="float">
            <text:p>7.33</text:p>
          </table:table-cell>
          <table:table-cell office:value-type="float" office:value="1.5092799534838" calcext:value-type="float">
            <text:p>1.51</text:p>
          </table:table-cell>
          <table:table-cell office:value-type="float" office:value="8.3782964002063" calcext:value-type="float">
            <text:p>8.38</text:p>
          </table:table-cell>
          <table:table-cell table:style-name="ce1" office:value-type="float" office:value="14.5301467543777" calcext:value-type="float">
            <text:p>14.53</text:p>
          </table:table-cell>
          <table:table-cell office:value-type="float" office:value="17.0331695470269" calcext:value-type="float">
            <text:p>17.03</text:p>
          </table:table-cell>
          <table:table-cell table:style-name="ce1" office:value-type="float" office:value="8.39029254131664" calcext:value-type="float">
            <text:p>8.39</text:p>
          </table:table-cell>
          <table:table-cell table:style-name="ce1" office:value-type="float" office:value="5.44222881052734" calcext:value-type="float">
            <text:p>5.44</text:p>
          </table:table-cell>
          <table:table-cell office:value-type="float" office:value="16.3970902443367" calcext:value-type="float">
            <text:p>16.40</text:p>
          </table:table-cell>
          <table:table-cell office:value-type="float" office:value="15.1398443732767" calcext:value-type="float">
            <text:p>15.14</text:p>
          </table:table-cell>
          <table:table-cell office:value-type="float" office:value="11.5201127299349" calcext:value-type="float">
            <text:p>11.52</text:p>
          </table:table-cell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office:value-type="float" office:value="13.504383081943" calcext:value-type="float">
            <text:p>13.50</text:p>
          </table:table-cell>
          <table:table-cell office:value-type="float" office:value="6.79406856721258" calcext:value-type="float">
            <text:p>6.79</text:p>
          </table:table-cell>
          <table:table-cell office:value-type="float" office:value="0.837626765527946" calcext:value-type="float">
            <text:p>0.84</text:p>
          </table:table-cell>
          <table:table-cell office:value-type="float" office:value="7.84596430728525" calcext:value-type="float">
            <text:p>7.85</text:p>
          </table:table-cell>
          <table:table-cell table:style-name="ce1" office:value-type="float" office:value="13.0704810617691" calcext:value-type="float">
            <text:p>13.07</text:p>
          </table:table-cell>
          <table:table-cell office:value-type="float" office:value="16.9230109995889" calcext:value-type="float">
            <text:p>16.92</text:p>
          </table:table-cell>
          <table:table-cell table:style-name="ce1" office:value-type="float" office:value="7.28843351729119" calcext:value-type="float">
            <text:p>7.29</text:p>
          </table:table-cell>
          <table:table-cell table:style-name="ce1" office:value-type="float" office:value="4.24184867109806" calcext:value-type="float">
            <text:p>4.24</text:p>
          </table:table-cell>
          <table:table-cell office:value-type="float" office:value="14.9118783927518" calcext:value-type="float">
            <text:p>14.91</text:p>
          </table:table-cell>
          <table:table-cell office:value-type="float" office:value="13.792323859068" calcext:value-type="float">
            <text:p>13.79</text:p>
          </table:table-cell>
          <table:table-cell office:value-type="float" office:value="11.5218028715765" calcext:value-type="float">
            <text:p>11.52</text:p>
          </table:table-cell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office:value-type="float" office:value="133.670993050498" calcext:value-type="float">
            <text:p>133.67</text:p>
          </table:table-cell>
          <table:table-cell office:value-type="float" office:value="32.0640141903286" calcext:value-type="float">
            <text:p>32.06</text:p>
          </table:table-cell>
          <table:table-cell office:value-type="float" office:value="3.63934351659647" calcext:value-type="float">
            <text:p>3.64</text:p>
          </table:table-cell>
          <table:table-cell office:value-type="float" office:value="25.7443822088241" calcext:value-type="float">
            <text:p>25.74</text:p>
          </table:table-cell>
          <table:table-cell table:style-name="ce1" office:value-type="float" office:value="248.234033153862" calcext:value-type="float">
            <text:p>248.23</text:p>
          </table:table-cell>
          <table:table-cell office:value-type="float" office:value="210.992339235122" calcext:value-type="float">
            <text:p>210.99</text:p>
          </table:table-cell>
          <table:table-cell table:style-name="ce1" office:value-type="float" office:value="36.1697371721529" calcext:value-type="float">
            <text:p>36.17</text:p>
          </table:table-cell>
          <table:table-cell table:style-name="ce1" office:value-type="float" office:value="23.6331828508627" calcext:value-type="float">
            <text:p>23.63</text:p>
          </table:table-cell>
          <table:table-cell office:value-type="float" office:value="217.484481283826" calcext:value-type="float">
            <text:p>217.48</text:p>
          </table:table-cell>
          <table:table-cell office:value-type="float" office:value="180.501553194909" calcext:value-type="float">
            <text:p>180.50</text:p>
          </table:table-cell>
          <table:table-cell office:value-type="float" office:value="82.7995093926389" calcext:value-type="float">
            <text:p>82.80</text:p>
          </table:table-cell>
        </table:table-row>
        <table:table-row table:style-name="ro1">
          <table:table-cell office:value-type="string" calcext:value-type="string">
            <text:p>Rigid +shear global</text:p>
          </table:table-cell>
          <table:table-cell office:value-type="string" calcext:value-type="string">
            <text:p>MSEy</text:p>
          </table:table-cell>
          <table:table-cell office:value-type="float" office:value="109.951613094532" calcext:value-type="float">
            <text:p>109.95</text:p>
          </table:table-cell>
          <table:table-cell office:value-type="float" office:value="48.448238552653" calcext:value-type="float">
            <text:p>48.45</text:p>
          </table:table-cell>
          <table:table-cell office:value-type="float" office:value="1.66710611081321" calcext:value-type="float">
            <text:p>1.67</text:p>
          </table:table-cell>
          <table:table-cell office:value-type="float" office:value="71.4328012248836" calcext:value-type="float">
            <text:p>71.43</text:p>
          </table:table-cell>
          <table:table-cell table:style-name="ce1" office:value-type="float" office:value="46.6411167203275" calcext:value-type="float">
            <text:p>46.64</text:p>
          </table:table-cell>
          <table:table-cell office:value-type="float" office:value="131.506569099205" calcext:value-type="float">
            <text:p>131.51</text:p>
          </table:table-cell>
          <table:table-cell table:style-name="ce1" office:value-type="float" office:value="49.1260953287057" calcext:value-type="float">
            <text:p>49.13</text:p>
          </table:table-cell>
          <table:table-cell table:style-name="ce1" office:value-type="float" office:value="11.8553816046568" calcext:value-type="float">
            <text:p>11.86</text:p>
          </table:table-cell>
          <table:table-cell office:value-type="float" office:value="118.45025742944" calcext:value-type="float">
            <text:p>118.45</text:p>
          </table:table-cell>
          <table:table-cell office:value-type="float" office:value="126.30856209585" calcext:value-type="float">
            <text:p>126.31</text:p>
          </table:table-cell>
          <table:table-cell office:value-type="float" office:value="86.9661383947932" calcext:value-type="float">
            <text:p>86.97</text:p>
          </table:table-cell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office:value-type="float" office:value="13.8912894106611" calcext:value-type="float">
            <text:p>13.89</text:p>
          </table:table-cell>
          <table:table-cell office:value-type="float" office:value="7.74857442120116" calcext:value-type="float">
            <text:p>7.75</text:p>
          </table:table-cell>
          <table:table-cell office:value-type="float" office:value="1.50921804802606" calcext:value-type="float">
            <text:p>1.51</text:p>
          </table:table-cell>
          <table:table-cell office:value-type="float" office:value="8.37828682228448" calcext:value-type="float">
            <text:p>8.38</text:p>
          </table:table-cell>
          <table:table-cell table:style-name="ce1" office:value-type="float" office:value="14.5300457122833" calcext:value-type="float">
            <text:p>14.53</text:p>
          </table:table-cell>
          <table:table-cell office:value-type="float" office:value="17.0261725496369" calcext:value-type="float">
            <text:p>17.03</text:p>
          </table:table-cell>
          <table:table-cell table:style-name="ce1" office:value-type="float" office:value="8.00342759889123" calcext:value-type="float">
            <text:p>8.00</text:p>
          </table:table-cell>
          <table:table-cell table:style-name="ce1" office:value-type="float" office:value="4.666538865099" calcext:value-type="float">
            <text:p>4.67</text:p>
          </table:table-cell>
          <table:table-cell office:value-type="float" office:value="16.3970484144804" calcext:value-type="float">
            <text:p>16.40</text:p>
          </table:table-cell>
          <table:table-cell office:value-type="float" office:value="15.1398269177151" calcext:value-type="float">
            <text:p>15.14</text:p>
          </table:table-cell>
          <table:table-cell office:value-type="float" office:value="11.5201253757419" calcext:value-type="float">
            <text:p>11.52</text:p>
          </table:table-cell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office:value-type="float" office:value="13.6195717229689" calcext:value-type="float">
            <text:p>13.62</text:p>
          </table:table-cell>
          <table:table-cell office:value-type="float" office:value="7.30100746947278" calcext:value-type="float">
            <text:p>7.30</text:p>
          </table:table-cell>
          <table:table-cell office:value-type="float" office:value="0.842776488362789" calcext:value-type="float">
            <text:p>0.84</text:p>
          </table:table-cell>
          <table:table-cell office:value-type="float" office:value="7.84564009120629" calcext:value-type="float">
            <text:p>7.85</text:p>
          </table:table-cell>
          <table:table-cell table:style-name="ce1" office:value-type="float" office:value="13.07022388747" calcext:value-type="float">
            <text:p>13.07</text:p>
          </table:table-cell>
          <table:table-cell office:value-type="float" office:value="16.9121389784085" calcext:value-type="float">
            <text:p>16.91</text:p>
          </table:table-cell>
          <table:table-cell table:style-name="ce1" office:value-type="float" office:value="7.49398762164336" calcext:value-type="float">
            <text:p>7.49</text:p>
          </table:table-cell>
          <table:table-cell table:style-name="ce1" office:value-type="float" office:value="3.51800764038291" calcext:value-type="float">
            <text:p>3.52</text:p>
          </table:table-cell>
          <table:table-cell office:value-type="float" office:value="14.9115238237777" calcext:value-type="float">
            <text:p>14.91</text:p>
          </table:table-cell>
          <table:table-cell office:value-type="float" office:value="13.7925698890238" calcext:value-type="float">
            <text:p>13.79</text:p>
          </table:table-cell>
          <table:table-cell office:value-type="float" office:value="11.5215845436972" calcext:value-type="float">
            <text:p>11.52</text:p>
          </table:table-cell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 office:value-type="string" calcext:value-type="string">
            <text:p>Improvements</text:p>
          </table:table-cell>
          <table:table-cell office:value-type="string" calcext:value-type="string">
            <text:p>Mean dist rigid</text:p>
          </table:table-cell>
          <table:table-cell table:style-name="ce2" table:formula="of:=([.C4]-[.C9])/[.C4]" office:value-type="percentage" office:value="0.0162315951582276" calcext:value-type="percentage">
            <text:p>1.62%</text:p>
          </table:table-cell>
          <table:table-cell table:style-name="ce2" table:formula="of:=([.D4]-[.D9])/[.D4]" office:value-type="percentage" office:value="0.0781323689121154" calcext:value-type="percentage">
            <text:p>7.81%</text:p>
          </table:table-cell>
          <table:table-cell table:style-name="ce2" table:formula="of:=([.E4]-[.E9])/[.E4]" office:value-type="percentage" office:value="0.196475257211876" calcext:value-type="percentage">
            <text:p>19.65%</text:p>
          </table:table-cell>
          <table:table-cell table:style-name="ce2" table:formula="of:=([.F4]-[.F9])/[.F4]" office:value-type="percentage" office:value="0.0668294622202916" calcext:value-type="percentage">
            <text:p>6.68%</text:p>
          </table:table-cell>
          <table:table-cell table:style-name="ce2" table:formula="of:=([.G4]-[.G9])/[.G4]" office:value-type="percentage" office:value="0.146291321325234" calcext:value-type="percentage">
            <text:p>14.63%</text:p>
          </table:table-cell>
          <table:table-cell table:style-name="ce2" table:formula="of:=([.H4]-[.H9])/[.H4]" office:value-type="percentage" office:value="0.0244179983142787" calcext:value-type="percentage">
            <text:p>2.44%</text:p>
          </table:table-cell>
          <table:table-cell table:style-name="ce2" table:formula="of:=([.I4]-[.I9])/[.I4]" office:value-type="percentage" office:value="0.123227625870365" calcext:value-type="percentage">
            <text:p>12.32%</text:p>
          </table:table-cell>
          <table:table-cell table:style-name="ce2" table:formula="of:=([.J4]-[.J9])/[.J4]" office:value-type="percentage" office:value="0.136941154428513" calcext:value-type="percentage">
            <text:p>13.69%</text:p>
          </table:table-cell>
          <table:table-cell table:style-name="ce2" table:formula="of:=([.K4]-[.K9])/[.K4]" office:value-type="percentage" office:value="0.0307182627973787" calcext:value-type="percentage">
            <text:p>3.07%</text:p>
          </table:table-cell>
          <table:table-cell table:style-name="ce2" table:formula="of:=([.L4]-[.L9])/[.L4]" office:value-type="percentage" office:value="0.0413291253055691" calcext:value-type="percentage">
            <text:p>4.13%</text:p>
          </table:table-cell>
          <table:table-cell table:style-name="ce2" table:formula="of:=([.M4]-[.M9])/[.M4]" office:value-type="percentage" office:value="0.000956771003894821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Mean dist rigid+shear</text:p>
          </table:table-cell>
          <table:table-cell table:style-name="ce2" table:formula="of:=([.C4]-[.C14])/[.C4]" office:value-type="percentage" office:value="0.0134874850849918" calcext:value-type="percentage">
            <text:p>1.35%</text:p>
          </table:table-cell>
          <table:table-cell table:style-name="ce2" table:formula="of:=([.D4]-[.D14])/[.D4]" office:value-type="percentage" office:value="0.0252887238632706" calcext:value-type="percentage">
            <text:p>2.53%</text:p>
          </table:table-cell>
          <table:table-cell table:style-name="ce2" table:formula="of:=([.E4]-[.E14])/[.E4]" office:value-type="percentage" office:value="0.196508215025229" calcext:value-type="percentage">
            <text:p>19.65%</text:p>
          </table:table-cell>
          <table:table-cell table:style-name="ce2" table:formula="of:=([.F4]-[.F14])/[.F4]" office:value-type="percentage" office:value="0.0668305290045191" calcext:value-type="percentage">
            <text:p>6.68%</text:p>
          </table:table-cell>
          <table:table-cell table:style-name="ce2" table:formula="of:=([.G4]-[.G14])/[.G4]" office:value-type="percentage" office:value="0.146297257983295" calcext:value-type="percentage">
            <text:p>14.63%</text:p>
          </table:table-cell>
          <table:table-cell table:style-name="ce2" table:formula="of:=([.H4]-[.H14])/[.H4]" office:value-type="percentage" office:value="0.0248187543039765" calcext:value-type="percentage">
            <text:p>2.48%</text:p>
          </table:table-cell>
          <table:table-cell table:style-name="ce2" table:formula="of:=([.I4]-[.I14])/[.I4]" office:value-type="percentage" office:value="0.163654403884069" calcext:value-type="percentage">
            <text:p>16.37%</text:p>
          </table:table-cell>
          <table:table-cell table:style-name="ce2" table:formula="of:=([.J4]-[.J14])/[.J4]" office:value-type="percentage" office:value="0.259954370544637" calcext:value-type="percentage">
            <text:p>26.00%</text:p>
          </table:table-cell>
          <table:table-cell table:style-name="ce2" table:formula="of:=([.K4]-[.K14])/[.K4]" office:value-type="percentage" office:value="0.0307207354870567" calcext:value-type="percentage">
            <text:p>3.07%</text:p>
          </table:table-cell>
          <table:table-cell table:style-name="ce2" table:formula="of:=([.L4]-[.L14])/[.L4]" office:value-type="percentage" office:value="0.0413302306100968" calcext:value-type="percentage">
            <text:p>4.13%</text:p>
          </table:table-cell>
          <table:table-cell table:style-name="ce2" table:formula="of:=([.M4]-[.M14])/[.M4]" office:value-type="percentage" office:value="0.00095567433859889" calcext:value-type="percentage">
            <text:p>0.10%</text:p>
          </table:table-cell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table:style-name="ce3" office:value-type="float" office:value="133.2877" calcext:value-type="float">
            <text:p>133.29</text:p>
          </table:table-cell>
          <table:table-cell office:value-type="float" office:value="31.3008548648783" calcext:value-type="float">
            <text:p>31.30</text:p>
          </table:table-cell>
          <table:table-cell office:value-type="float" office:value="3.2989283127954" calcext:value-type="float">
            <text:p>3.30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 office:value-type="string" calcext:value-type="string">
            <text:p>Rigid left right</text:p>
          </table:table-cell>
          <table:table-cell office:value-type="string" calcext:value-type="string">
            <text:p>MSEy</text:p>
          </table:table-cell>
          <table:table-cell table:style-name="ce3" office:value-type="float" office:value="110.0861" calcext:value-type="float">
            <text:p>110.09</text:p>
          </table:table-cell>
          <table:table-cell office:value-type="float" office:value="43.1403685142641" calcext:value-type="float">
            <text:p>43.14</text:p>
          </table:table-cell>
          <table:table-cell office:value-type="float" office:value="1.03260227648969" calcext:value-type="float">
            <text:p>1.03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table:style-name="ce3" office:value-type="float" office:value="132.6829" calcext:value-type="float">
            <text:p>132.68</text:p>
          </table:table-cell>
          <table:table-cell office:value-type="float" office:value="31.4579072616486" calcext:value-type="float">
            <text:p>31.46</text:p>
          </table:table-cell>
          <table:table-cell office:value-type="float" office:value="3.63934352130245" calcext:value-type="float">
            <text:p>3.64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 office:value-type="string" calcext:value-type="string">
            <text:p>Rigid up down</text:p>
          </table:table-cell>
          <table:table-cell office:value-type="string" calcext:value-type="string">
            <text:p>MSEy</text:p>
          </table:table-cell>
          <table:table-cell table:style-name="ce3" office:value-type="float" office:value="110.2862" calcext:value-type="float">
            <text:p>110.29</text:p>
          </table:table-cell>
          <table:table-cell office:value-type="float" office:value="38.3877206504371" calcext:value-type="float">
            <text:p>38.39</text:p>
          </table:table-cell>
          <table:table-cell office:value-type="float" office:value="1.67207296448815" calcext:value-type="float">
            <text:p>1.67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MSEx</text:p>
          </table:table-cell>
          <table:table-cell office:value-type="float" office:value="97.0873652767796" calcext:value-type="float">
            <text:p>97.09</text:p>
          </table:table-cell>
          <table:table-cell office:value-type="float" office:value="24.2168470166985" calcext:value-type="float">
            <text:p>24.22</text:p>
          </table:table-cell>
          <table:table-cell office:value-type="string" calcext:value-type="string">
            <text:p>no data</text:p>
          </table:table-cell>
          <table:table-cell office:value-type="float" office:value="15.9790560216356" calcext:value-type="float">
            <text:p>15.98</text:p>
          </table:table-cell>
          <table:table-cell office:value-type="string" calcext:value-type="string">
            <text:p>no data upleft</text:p>
          </table:table-cell>
          <table:table-cell office:value-type="float" office:value="175.321820613034" calcext:value-type="float">
            <text:p>175.32</text:p>
          </table:table-cell>
          <table:table-cell table:number-columns-repeated="2" office:value-type="string" calcext:value-type="string">
            <text:p>no data upleft</text:p>
          </table:table-cell>
          <table:table-cell office:value-type="float" office:value="181.546888881505" calcext:value-type="float">
            <text:p>181.55</text:p>
          </table:table-cell>
          <table:table-cell office:value-type="float" office:value="144.901359146947" calcext:value-type="float">
            <text:p>144.90</text:p>
          </table:table-cell>
          <table:table-cell office:value-type="float" office:value="62.4096619937757" calcext:value-type="float">
            <text:p>62.41</text:p>
          </table:table-cell>
        </table:table-row>
        <table:table-row table:style-name="ro1">
          <table:table-cell office:value-type="string" calcext:value-type="string">
            <text:p>Rigid 4 quarter</text:p>
          </table:table-cell>
          <table:table-cell office:value-type="string" calcext:value-type="string">
            <text:p>MSEy</text:p>
          </table:table-cell>
          <table:table-cell office:value-type="float" office:value="57.1452043659503" calcext:value-type="float">
            <text:p>57.15</text:p>
          </table:table-cell>
          <table:table-cell office:value-type="float" office:value="23.1440309971193" calcext:value-type="float">
            <text:p>23.14</text:p>
          </table:table-cell>
          <table:table-cell table:style-name="ce3"/>
          <table:table-cell office:value-type="float" office:value="27.5505921949331" calcext:value-type="float">
            <text:p>27.55</text:p>
          </table:table-cell>
          <table:table-cell/>
          <table:table-cell office:value-type="float" office:value="65.494299996841" calcext:value-type="float">
            <text:p>65.49</text:p>
          </table:table-cell>
          <table:table-cell table:number-columns-repeated="2"/>
          <table:table-cell office:value-type="float" office:value="45.9700102726274" calcext:value-type="float">
            <text:p>45.97</text:p>
          </table:table-cell>
          <table:table-cell office:value-type="float" office:value="72.7729528121189" calcext:value-type="float">
            <text:p>72.77</text:p>
          </table:table-cell>
          <table:table-cell office:value-type="float" office:value="46.9512265629943" calcext:value-type="float">
            <text:p>46.95</text:p>
          </table:table-cell>
        </table:table-row>
        <table:table-row table:style-name="ro1">
          <table:table-cell/>
          <table:table-cell office:value-type="string" calcext:value-type="string">
            <text:p>MeanDist</text:p>
          </table:table-cell>
          <table:table-cell office:value-type="float" office:value="10.6777510577893" calcext:value-type="float">
            <text:p>10.68</text:p>
          </table:table-cell>
          <table:table-cell office:value-type="float" office:value="5.87779102449379" calcext:value-type="float">
            <text:p>5.88</text:p>
          </table:table-cell>
          <table:table-cell table:style-name="ce3"/>
          <table:table-cell office:value-type="float" office:value="5.52960774546474" calcext:value-type="float">
            <text:p>5.53</text:p>
          </table:table-cell>
          <table:table-cell/>
          <table:table-cell office:value-type="float" office:value="13.8874933094535" calcext:value-type="float">
            <text:p>13.89</text:p>
          </table:table-cell>
          <table:table-cell table:number-columns-repeated="2"/>
          <table:table-cell office:value-type="float" office:value="13.0969377955961" calcext:value-type="float">
            <text:p>13.10</text:p>
          </table:table-cell>
          <table:table-cell office:value-type="float" office:value="12.4395360240125" calcext:value-type="float">
            <text:p>12.44</text:p>
          </table:table-cell>
          <table:table-cell office:value-type="float" office:value="8.95831444966552" calcext:value-type="float">
            <text:p>8.96</text:p>
          </table:table-cell>
        </table:table-row>
        <table:table-row table:style-name="ro1">
          <table:table-cell/>
          <table:table-cell office:value-type="string" calcext:value-type="string">
            <text:p>medianDist</text:p>
          </table:table-cell>
          <table:table-cell office:value-type="float" office:value="9.93632952272939" calcext:value-type="float">
            <text:p>9.94</text:p>
          </table:table-cell>
          <table:table-cell office:value-type="float" office:value="5.0564487252977" calcext:value-type="float">
            <text:p>5.06</text:p>
          </table:table-cell>
          <table:table-cell table:style-name="ce3"/>
          <table:table-cell office:value-type="float" office:value="4.83547222721304" calcext:value-type="float">
            <text:p>4.84</text:p>
          </table:table-cell>
          <table:table-cell/>
          <table:table-cell office:value-type="float" office:value="13.6495698657165" calcext:value-type="float">
            <text:p>13.65</text:p>
          </table:table-cell>
          <table:table-cell table:number-columns-repeated="2"/>
          <table:table-cell office:value-type="float" office:value="12.1585059421699" calcext:value-type="float">
            <text:p>12.16</text:p>
          </table:table-cell>
          <table:table-cell office:value-type="float" office:value="11.2680239911134" calcext:value-type="float">
            <text:p>11.27</text:p>
          </table:table-cell>
          <table:table-cell office:value-type="float" office:value="8.06911111173833" calcext:value-type="float">
            <text:p>8.07</text:p>
          </table:table-cell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string" calcext:value-type="string">
            <text:p>Improvements</text:p>
          </table:table-cell>
          <table:table-cell office:value-type="string" calcext:value-type="string">
            <text:p>Mean dist rigid</text:p>
          </table:table-cell>
          <table:table-cell table:style-name="ce2" table:formula="of:=([.C4]-[.C31])/[.C4]" office:value-type="percentage" office:value="0.241702138782609" calcext:value-type="percentage">
            <text:p>24.17%</text:p>
          </table:table-cell>
          <table:table-cell table:style-name="ce2" table:formula="of:=([.D4]-[.D31])/[.D4]" office:value-type="percentage" office:value="0.26061893724946" calcext:value-type="percentage">
            <text:p>26.06%</text:p>
          </table:table-cell>
          <table:table-cell table:style-name="ce2" table:formula="of:=([.E4]-[.E31])/[.E4]" office:value-type="percentage" office:value="1" calcext:value-type="percentage">
            <text:p>100.00%</text:p>
          </table:table-cell>
          <table:table-cell table:style-name="ce2" table:formula="of:=([.F4]-[.F31])/[.F4]" office:value-type="percentage" office:value="0.384115005358474" calcext:value-type="percentage">
            <text:p>38.41%</text:p>
          </table:table-cell>
          <table:table-cell table:style-name="ce2" table:formula="of:=([.G4]-[.G31])/[.G4]" office:value-type="percentage" office:value="1" calcext:value-type="percentage">
            <text:p>100.00%</text:p>
          </table:table-cell>
          <table:table-cell table:style-name="ce2" table:formula="of:=([.H4]-[.H31])/[.H4]" office:value-type="percentage" office:value="0.20458793744594" calcext:value-type="percentage">
            <text:p>20.46%</text:p>
          </table:table-cell>
          <table:table-cell table:style-name="ce2" table:formula="of:=([.I4]-[.I31])/[.I4]" office:value-type="percentage" office:value="1" calcext:value-type="percentage">
            <text:p>100.00%</text:p>
          </table:table-cell>
          <table:table-cell table:style-name="ce2" table:formula="of:=([.J4]-[.J31])/[.J4]" office:value-type="percentage" office:value="1" calcext:value-type="percentage">
            <text:p>100.00%</text:p>
          </table:table-cell>
          <table:table-cell table:style-name="ce2" table:formula="of:=([.K4]-[.K31])/[.K4]" office:value-type="percentage" office:value="0.225800283502459" calcext:value-type="percentage">
            <text:p>22.58%</text:p>
          </table:table-cell>
          <table:table-cell table:style-name="ce2" table:formula="of:=([.L4]-[.L31])/[.L4]" office:value-type="percentage" office:value="0.212315491037512" calcext:value-type="percentage">
            <text:p>21.23%</text:p>
          </table:table-cell>
          <table:table-cell table:style-name="ce2" table:formula="of:=([.M4]-[.M31])/[.M4]" office:value-type="percentage" office:value="0.223120154814066" calcext:value-type="percentage">
            <text:p>22.31%</text:p>
          </table:table-cell>
        </table:table-row>
      </table:table>
      <table:table table:name="shiftETHT" table:style-name="ta1">
        <table:shapes>
          <draw:frame draw:z-index="0" draw:style-name="gr1" draw:text-style-name="P1" svg:width="453.51pt" svg:height="255.09pt" svg:x="211.97pt" svg:y="228.73pt">
            <draw:object draw:notify-on-update-of-ranges="shiftETHT.A3:shiftETHT.A3 shiftETHT.A4:shiftETHT.A14 shiftETHT.B3:shiftETHT.B3 shiftETHT.B4:shiftETHT.B14 shiftETHT.A3:shiftETHT.A3 shiftETHT.A4:shiftETHT.A14 shiftETHT.C3:shiftETHT.C3 shiftETHT.C4:shiftETHT.C14 shiftETHT.A3:shiftETHT.A3 shiftETHT.A4:shiftETHT.A14 shiftETHT.D3:shiftETHT.D3 shiftETHT.D4:shiftETHT.D14 shiftETHT.A3:shiftETHT.A3 shiftETHT.A4:shiftETHT.A14 shiftETHT.E3:shiftETHT.E3 shiftETHT.E4:shiftETHT.E14 shiftETHT.A3:shiftETHT.A3 shiftETHT.A4:shiftETHT.A14 shiftETHT.F3:shiftETHT.F3 shiftETHT.F4:shiftETHT.F14 shiftETHT.A3:shiftETHT.A3 shiftETHT.A4:shiftETHT.A14 shiftETHT.G3:shiftETHT.G3 shiftETHT.G4:shiftETHT.G14 shiftETHT.A3:shiftETHT.A3 shiftETHT.A4:shiftETHT.A14 shiftETHT.H3:shiftETHT.H3 shiftETHT.H4:shiftETHT.H14 shiftETHT.A3:shiftETHT.A3 shiftETHT.A4:shiftETHT.A14 shiftETHT.I3:shiftETHT.I3 shiftETHT.I4:shiftETHT.I14 shiftETHT.A3:shiftETHT.A3 shiftETHT.A4:shiftETHT.A14 shiftETHT.J3:shiftETHT.J3 shiftETHT.J4:shiftETHT.J14 shiftETHT.A3:shiftETHT.A3 shiftETHT.A4:shiftETHT.A14 shiftETHT.K3:shiftETHT.K3 shiftETHT.K4:shiftETHT.K14 shiftETHT.A3:shiftETHT.A3 shiftETHT.A4:shiftETHT.A14 shiftETHT.L3:shiftETHT.L3 shiftETHT.L4:shiftETHT.L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11" table:default-cell-style-name="ce4"/>
        <table:table-row table:style-name="ro1">
          <table:table-cell/>
          <table:table-cell table:style-name="Default" office:value-type="string" calcext:value-type="string">
            <text:p>mean distance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Shift</text:p>
          </table:table-cell>
          <table:table-cell table:style-name="Default" office:value-type="string" calcext:value-type="string">
            <text:p>Marie</text:p>
          </table:table-cell>
          <table:table-cell table:style-name="Default" office:value-type="string" calcext:value-type="string">
            <text:p>Ali</text:p>
          </table:table-cell>
          <table:table-cell table:style-name="Default" office:value-type="string" calcext:value-type="string">
            <text:p>Moi</text:p>
          </table:table-cell>
          <table:table-cell table:style-name="Default" office:value-type="string" calcext:value-type="string">
            <text:p>Adrien</text:p>
          </table:table-cell>
          <table:table-cell table:style-name="Default" office:value-type="string" calcext:value-type="string">
            <text:p>Yannick</text:p>
          </table:table-cell>
          <table:table-cell table:style-name="Default" office:value-type="string" calcext:value-type="string">
            <text:p>Kevin</text:p>
          </table:table-cell>
          <table:table-cell table:style-name="Default" office:value-type="string" calcext:value-type="string">
            <text:p>Pavel1</text:p>
          </table:table-cell>
          <table:table-cell table:style-name="Default" office:value-type="string" calcext:value-type="string">
            <text:p>Pavel2</text:p>
          </table:table-cell>
          <table:table-cell table:style-name="Default" office:value-type="string" calcext:value-type="string">
            <text:p>Helene</text:p>
          </table:table-cell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Fabrice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526697816161" calcext:value-type="float">
            <text:p>13.8526697816161</text:p>
          </table:table-cell>
          <table:table-cell office:value-type="float" office:value="7.32849162993014" calcext:value-type="float">
            <text:p>7.32849162993014</text:p>
          </table:table-cell>
          <table:table-cell office:value-type="float" office:value="1.50927955520949" calcext:value-type="float">
            <text:p>1.50927955520949</text:p>
          </table:table-cell>
          <table:table-cell office:value-type="float" office:value="8.37829700780011" calcext:value-type="float">
            <text:p>8.37829700780011</text:p>
          </table:table-cell>
          <table:table-cell office:value-type="float" office:value="14.5301452754288" calcext:value-type="float">
            <text:p>14.5301452754288</text:p>
          </table:table-cell>
          <table:table-cell office:value-type="float" office:value="17.0331860193236" calcext:value-type="float">
            <text:p>17.0331860193236</text:p>
          </table:table-cell>
          <table:table-cell office:value-type="float" office:value="8.54724335746798" calcext:value-type="float">
            <text:p>8.54724335746798</text:p>
          </table:table-cell>
          <table:table-cell office:value-type="float" office:value="5.44223131518813" calcext:value-type="float">
            <text:p>5.44223131518813</text:p>
          </table:table-cell>
          <table:table-cell office:value-type="float" office:value="16.3970902443367" calcext:value-type="float">
            <text:p>16.3970902443367</text:p>
          </table:table-cell>
          <table:table-cell office:value-type="float" office:value="15.1398443732767" calcext:value-type="float">
            <text:p>15.1398443732767</text:p>
          </table:table-cell>
          <table:table-cell office:value-type="float" office:value="11.5201127299349" calcext:value-type="float">
            <text:p>11.5201127299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357995428954" calcext:value-type="float">
            <text:p>12.1357995428954</text:p>
          </table:table-cell>
          <table:table-cell office:value-type="float" office:value="6.43393499871779" calcext:value-type="float">
            <text:p>6.43393499871779</text:p>
          </table:table-cell>
          <table:table-cell office:value-type="float" office:value="1.43916169855554" calcext:value-type="float">
            <text:p>1.43916169855554</text:p>
          </table:table-cell>
          <table:table-cell office:value-type="float" office:value="7.62963819845943" calcext:value-type="float">
            <text:p>7.62963819845943</text:p>
          </table:table-cell>
          <table:table-cell office:value-type="float" office:value="13.1492835517857" calcext:value-type="float">
            <text:p>13.1492835517857</text:p>
          </table:table-cell>
          <table:table-cell office:value-type="float" office:value="14.8427836947423" calcext:value-type="float">
            <text:p>14.8427836947423</text:p>
          </table:table-cell>
          <table:table-cell office:value-type="float" office:value="7.99596037733035" calcext:value-type="float">
            <text:p>7.99596037733035</text:p>
          </table:table-cell>
          <table:table-cell office:value-type="float" office:value="4.83526544571991" calcext:value-type="float">
            <text:p>4.83526544571991</text:p>
          </table:table-cell>
          <table:table-cell office:value-type="float" office:value="15.4029582728383" calcext:value-type="float">
            <text:p>15.4029582728383</text:p>
          </table:table-cell>
          <table:table-cell office:value-type="float" office:value="13.3889665201799" calcext:value-type="float">
            <text:p>13.3889665201799</text:p>
          </table:table-cell>
          <table:table-cell office:value-type="float" office:value="9.8561561014255" calcext:value-type="float">
            <text:p>9.8561561014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661265651982" calcext:value-type="float">
            <text:p>10.661265651982</text:p>
          </table:table-cell>
          <table:table-cell office:value-type="float" office:value="5.57045424775671" calcext:value-type="float">
            <text:p>5.57045424775671</text:p>
          </table:table-cell>
          <table:table-cell office:value-type="float" office:value="1.371640332487" calcext:value-type="float">
            <text:p>1.371640332487</text:p>
          </table:table-cell>
          <table:table-cell office:value-type="float" office:value="6.93050303161625" calcext:value-type="float">
            <text:p>6.93050303161625</text:p>
          </table:table-cell>
          <table:table-cell office:value-type="float" office:value="11.8079964415024" calcext:value-type="float">
            <text:p>11.8079964415024</text:p>
          </table:table-cell>
          <table:table-cell office:value-type="float" office:value="12.5663346702163" calcext:value-type="float">
            <text:p>12.5663346702163</text:p>
          </table:table-cell>
          <table:table-cell office:value-type="float" office:value="7.50537747054702" calcext:value-type="float">
            <text:p>7.50537747054702</text:p>
          </table:table-cell>
          <table:table-cell office:value-type="float" office:value="4.39905040697828" calcext:value-type="float">
            <text:p>4.39905040697828</text:p>
          </table:table-cell>
          <table:table-cell office:value-type="float" office:value="14.6286114935151" calcext:value-type="float">
            <text:p>14.6286114935151</text:p>
          </table:table-cell>
          <table:table-cell office:value-type="float" office:value="11.7418835803519" calcext:value-type="float">
            <text:p>11.7418835803519</text:p>
          </table:table-cell>
          <table:table-cell office:value-type="float" office:value="8.20181293015972" calcext:value-type="float">
            <text:p>8.20181293015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70556540841296" calcext:value-type="float">
            <text:p>8.70556540841296</text:p>
          </table:table-cell>
          <table:table-cell office:value-type="float" office:value="4.80178555100415" calcext:value-type="float">
            <text:p>4.80178555100415</text:p>
          </table:table-cell>
          <table:table-cell office:value-type="float" office:value="1.71115462086843" calcext:value-type="float">
            <text:p>1.71115462086843</text:p>
          </table:table-cell>
          <table:table-cell office:value-type="float" office:value="6.44183742869105" calcext:value-type="float">
            <text:p>6.44183742869105</text:p>
          </table:table-cell>
          <table:table-cell office:value-type="float" office:value="10.486644780118" calcext:value-type="float">
            <text:p>10.486644780118</text:p>
          </table:table-cell>
          <table:table-cell office:value-type="float" office:value="10.3791246971875" calcext:value-type="float">
            <text:p>10.3791246971875</text:p>
          </table:table-cell>
          <table:table-cell office:value-type="float" office:value="7.090452707202" calcext:value-type="float">
            <text:p>7.090452707202</text:p>
          </table:table-cell>
          <table:table-cell office:value-type="float" office:value="3.3621195485773" calcext:value-type="float">
            <text:p>3.3621195485773</text:p>
          </table:table-cell>
          <table:table-cell office:value-type="float" office:value="14.1746515432321" calcext:value-type="float">
            <text:p>14.1746515432321</text:p>
          </table:table-cell>
          <table:table-cell office:value-type="float" office:value="10.3523798637561" calcext:value-type="float">
            <text:p>10.3523798637561</text:p>
          </table:table-cell>
          <table:table-cell office:value-type="float" office:value="6.86033162891703" calcext:value-type="float">
            <text:p>6.86033162891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4592831276656" calcext:value-type="float">
            <text:p>7.34592831276656</text:p>
          </table:table-cell>
          <table:table-cell office:value-type="float" office:value="4.17003492185127" calcext:value-type="float">
            <text:p>4.17003492185127</text:p>
          </table:table-cell>
          <table:table-cell office:value-type="float" office:value="1.2506894735793" calcext:value-type="float">
            <text:p>1.2506894735793</text:p>
          </table:table-cell>
          <table:table-cell office:value-type="float" office:value="6.07228298244549" calcext:value-type="float">
            <text:p>6.07228298244549</text:p>
          </table:table-cell>
          <table:table-cell office:value-type="float" office:value="9.44052446284904" calcext:value-type="float">
            <text:p>9.44052446284904</text:p>
          </table:table-cell>
          <table:table-cell office:value-type="float" office:value="8.30047720351839" calcext:value-type="float">
            <text:p>8.30047720351839</text:p>
          </table:table-cell>
          <table:table-cell office:value-type="float" office:value="6.80541878526365" calcext:value-type="float">
            <text:p>6.80541878526365</text:p>
          </table:table-cell>
          <table:table-cell office:value-type="float" office:value="2.99374470283292" calcext:value-type="float">
            <text:p>2.99374470283292</text:p>
          </table:table-cell>
          <table:table-cell office:value-type="float" office:value="13.9478971026764" calcext:value-type="float">
            <text:p>13.9478971026764</text:p>
          </table:table-cell>
          <table:table-cell office:value-type="float" office:value="9.33900104822116" calcext:value-type="float">
            <text:p>9.33900104822116</text:p>
          </table:table-cell>
          <table:table-cell office:value-type="float" office:value="5.85378077613664" calcext:value-type="float">
            <text:p>5.85378077613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45243708995475" calcext:value-type="float">
            <text:p>6.45243708995475</text:p>
          </table:table-cell>
          <table:table-cell office:value-type="float" office:value="3.73342461779439" calcext:value-type="float">
            <text:p>3.73342461779439</text:p>
          </table:table-cell>
          <table:table-cell office:value-type="float" office:value="1.203428504887" calcext:value-type="float">
            <text:p>1.203428504887</text:p>
          </table:table-cell>
          <table:table-cell office:value-type="float" office:value="5.87323722027579" calcext:value-type="float">
            <text:p>5.87323722027579</text:p>
          </table:table-cell>
          <table:table-cell office:value-type="float" office:value="8.56491205107415" calcext:value-type="float">
            <text:p>8.56491205107415</text:p>
          </table:table-cell>
          <table:table-cell office:value-type="float" office:value="6.40355688999476" calcext:value-type="float">
            <text:p>6.40355688999476</text:p>
          </table:table-cell>
          <table:table-cell office:value-type="float" office:value="6.62539991471743" calcext:value-type="float">
            <text:p>6.62539991471743</text:p>
          </table:table-cell>
          <table:table-cell office:value-type="float" office:value="2.71360837558459" calcext:value-type="float">
            <text:p>2.71360837558459</text:p>
          </table:table-cell>
          <table:table-cell office:value-type="float" office:value="14.1835630057908" calcext:value-type="float">
            <text:p>14.1835630057908</text:p>
          </table:table-cell>
          <table:table-cell office:value-type="float" office:value="8.72700910843408" calcext:value-type="float">
            <text:p>8.72700910843408</text:p>
          </table:table-cell>
          <table:table-cell office:value-type="float" office:value="5.47292012727194" calcext:value-type="float">
            <text:p>5.47292012727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799848264527" calcext:value-type="float">
            <text:p>6.2799848264527</text:p>
          </table:table-cell>
          <table:table-cell office:value-type="float" office:value="3.58834461007748" calcext:value-type="float">
            <text:p>3.58834461007748</text:p>
          </table:table-cell>
          <table:table-cell office:value-type="float" office:value="1.17309586623901" calcext:value-type="float">
            <text:p>1.17309586623901</text:p>
          </table:table-cell>
          <table:table-cell office:value-type="float" office:value="5.88625520433116" calcext:value-type="float">
            <text:p>5.88625520433116</text:p>
          </table:table-cell>
          <table:table-cell office:value-type="float" office:value="8.00300511423692" calcext:value-type="float">
            <text:p>8.00300511423692</text:p>
          </table:table-cell>
          <table:table-cell office:value-type="float" office:value="5.46707081321041" calcext:value-type="float">
            <text:p>5.46707081321041</text:p>
          </table:table-cell>
          <table:table-cell office:value-type="float" office:value="6.49886745088438" calcext:value-type="float">
            <text:p>6.49886745088438</text:p>
          </table:table-cell>
          <table:table-cell office:value-type="float" office:value="2.55309744676798" calcext:value-type="float">
            <text:p>2.55309744676798</text:p>
          </table:table-cell>
          <table:table-cell office:value-type="float" office:value="14.7622164379735" calcext:value-type="float">
            <text:p>14.7622164379735</text:p>
          </table:table-cell>
          <table:table-cell office:value-type="float" office:value="8.68005322259812" calcext:value-type="float">
            <text:p>8.68005322259812</text:p>
          </table:table-cell>
          <table:table-cell office:value-type="float" office:value="5.7779723853767" calcext:value-type="float">
            <text:p>5.77797238537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4011013745537" calcext:value-type="float">
            <text:p>6.74011013745537</text:p>
          </table:table-cell>
          <table:table-cell office:value-type="float" office:value="3.76273126780478" calcext:value-type="float">
            <text:p>3.76273126780478</text:p>
          </table:table-cell>
          <table:table-cell office:value-type="float" office:value="1.15222181178933" calcext:value-type="float">
            <text:p>1.15222181178933</text:p>
          </table:table-cell>
          <table:table-cell office:value-type="float" office:value="6.07978517003262" calcext:value-type="float">
            <text:p>6.07978517003262</text:p>
          </table:table-cell>
          <table:table-cell office:value-type="float" office:value="7.95627878257239" calcext:value-type="float">
            <text:p>7.95627878257239</text:p>
          </table:table-cell>
          <table:table-cell office:value-type="float" office:value="5.55181405336116" calcext:value-type="float">
            <text:p>5.55181405336116</text:p>
          </table:table-cell>
          <table:table-cell office:value-type="float" office:value="6.61942932226007" calcext:value-type="float">
            <text:p>6.61942932226007</text:p>
          </table:table-cell>
          <table:table-cell office:value-type="float" office:value="2.49988778474217" calcext:value-type="float">
            <text:p>2.49988778474217</text:p>
          </table:table-cell>
          <table:table-cell office:value-type="float" office:value="15.6182447751665" calcext:value-type="float">
            <text:p>15.6182447751665</text:p>
          </table:table-cell>
          <table:table-cell office:value-type="float" office:value="9.2426769387427" calcext:value-type="float">
            <text:p>9.2426769387427</text:p>
          </table:table-cell>
          <table:table-cell office:value-type="float" office:value="6.65670367804975" calcext:value-type="float">
            <text:p>6.656703678049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9553787452152" calcext:value-type="float">
            <text:p>7.79553787452152</text:p>
          </table:table-cell>
          <table:table-cell office:value-type="float" office:value="4.22376027290867" calcext:value-type="float">
            <text:p>4.22376027290867</text:p>
          </table:table-cell>
          <table:table-cell office:value-type="float" office:value="1.64881109318058" calcext:value-type="float">
            <text:p>1.64881109318058</text:p>
          </table:table-cell>
          <table:table-cell office:value-type="float" office:value="6.50352629326446" calcext:value-type="float">
            <text:p>6.50352629326446</text:p>
          </table:table-cell>
          <table:table-cell office:value-type="float" office:value="8.29830768394982" calcext:value-type="float">
            <text:p>8.29830768394982</text:p>
          </table:table-cell>
          <table:table-cell office:value-type="float" office:value="6.61533489150399" calcext:value-type="float">
            <text:p>6.61533489150399</text:p>
          </table:table-cell>
          <table:table-cell office:value-type="float" office:value="6.84738428264319" calcext:value-type="float">
            <text:p>6.84738428264319</text:p>
          </table:table-cell>
          <table:table-cell office:value-type="float" office:value="2.61224736037804" calcext:value-type="float">
            <text:p>2.61224736037804</text:p>
          </table:table-cell>
          <table:table-cell office:value-type="float" office:value="16.6903808485581" calcext:value-type="float">
            <text:p>16.6903808485581</text:p>
          </table:table-cell>
          <table:table-cell office:value-type="float" office:value="10.3196875859083" calcext:value-type="float">
            <text:p>10.3196875859083</text:p>
          </table:table-cell>
          <table:table-cell office:value-type="float" office:value="7.99932133160505" calcext:value-type="float">
            <text:p>7.999321331605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31645696914191" calcext:value-type="float">
            <text:p>9.31645696914191</text:p>
          </table:table-cell>
          <table:table-cell office:value-type="float" office:value="4.86653130918044" calcext:value-type="float">
            <text:p>4.86653130918044</text:p>
          </table:table-cell>
          <table:table-cell office:value-type="float" office:value="1.65846713266526" calcext:value-type="float">
            <text:p>1.65846713266526</text:p>
          </table:table-cell>
          <table:table-cell office:value-type="float" office:value="7.06605619144641" calcext:value-type="float">
            <text:p>7.06605619144641</text:p>
          </table:table-cell>
          <table:table-cell office:value-type="float" office:value="9.00171542098087" calcext:value-type="float">
            <text:p>9.00171542098087</text:p>
          </table:table-cell>
          <table:table-cell office:value-type="float" office:value="8.38593656814609" calcext:value-type="float">
            <text:p>8.38593656814609</text:p>
          </table:table-cell>
          <table:table-cell office:value-type="float" office:value="7.20950298124819" calcext:value-type="float">
            <text:p>7.20950298124819</text:p>
          </table:table-cell>
          <table:table-cell office:value-type="float" office:value="2.84790809602391" calcext:value-type="float">
            <text:p>2.84790809602391</text:p>
          </table:table-cell>
          <table:table-cell office:value-type="float" office:value="17.8617616550929" calcext:value-type="float">
            <text:p>17.8617616550929</text:p>
          </table:table-cell>
          <table:table-cell office:value-type="float" office:value="11.7940444071046" calcext:value-type="float">
            <text:p>11.7940444071046</text:p>
          </table:table-cell>
          <table:table-cell office:value-type="float" office:value="9.57724995956808" calcext:value-type="float">
            <text:p>9.57724995956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9154417961519" calcext:value-type="float">
            <text:p>10.9154417961519</text:p>
          </table:table-cell>
          <table:table-cell office:value-type="float" office:value="5.66874879452477" calcext:value-type="float">
            <text:p>5.66874879452477</text:p>
          </table:table-cell>
          <table:table-cell office:value-type="float" office:value="1.28265691762728" calcext:value-type="float">
            <text:p>1.28265691762728</text:p>
          </table:table-cell>
          <table:table-cell office:value-type="float" office:value="7.76291852970394" calcext:value-type="float">
            <text:p>7.76291852970394</text:p>
          </table:table-cell>
          <table:table-cell office:value-type="float" office:value="9.93675785850449" calcext:value-type="float">
            <text:p>9.93675785850449</text:p>
          </table:table-cell>
          <table:table-cell office:value-type="float" office:value="10.522521466753" calcext:value-type="float">
            <text:p>10.522521466753</text:p>
          </table:table-cell>
          <table:table-cell office:value-type="float" office:value="7.66139074208868" calcext:value-type="float">
            <text:p>7.66139074208868</text:p>
          </table:table-cell>
          <table:table-cell office:value-type="float" office:value="3.16706393058524" calcext:value-type="float">
            <text:p>3.16706393058524</text:p>
          </table:table-cell>
          <table:table-cell office:value-type="float" office:value="19.14742877534" calcext:value-type="float">
            <text:p>19.14742877534</text:p>
          </table:table-cell>
          <table:table-cell office:value-type="float" office:value="13.5542527533435" calcext:value-type="float">
            <text:p>13.5542527533435</text:p>
          </table:table-cell>
          <table:table-cell office:value-type="float" office:value="11.239304973491" calcext:value-type="float">
            <text:p>11.239304973491</text:p>
          </table:table-cell>
        </table:table-row>
        <table:table-row table:style-name="ro1">
          <table:table-cell/>
          <table:table-cell table:style-name="ce1" table:number-columns-repeated="4"/>
          <table:table-cell table:style-name="ce3"/>
          <table:table-cell table:style-name="ce1"/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optimum</text:p>
          </table:table-cell>
          <table:table-cell table:style-name="ce1" table:formula="of:=MIN([.B4:.B14])" office:value-type="float" office:value="6.2799848264527" calcext:value-type="float">
            <text:p>6.28</text:p>
          </table:table-cell>
          <table:table-cell table:style-name="ce1" table:formula="of:=MIN([.C4:.C14])" office:value-type="float" office:value="3.58834461007748" calcext:value-type="float">
            <text:p>3.59</text:p>
          </table:table-cell>
          <table:table-cell table:style-name="ce1" table:formula="of:=MIN([.D4:.D14])" office:value-type="float" office:value="1.15222181178933" calcext:value-type="float">
            <text:p>1.15</text:p>
          </table:table-cell>
          <table:table-cell table:style-name="ce1" table:formula="of:=MIN([.E4:.E14])" office:value-type="float" office:value="5.87323722027579" calcext:value-type="float">
            <text:p>5.87</text:p>
          </table:table-cell>
          <table:table-cell table:style-name="ce1" table:formula="of:=MIN([.F4:.F14])" office:value-type="float" office:value="7.95627878257239" calcext:value-type="float">
            <text:p>7.96</text:p>
          </table:table-cell>
          <table:table-cell table:style-name="ce1" table:formula="of:=MIN([.G4:.G14])" office:value-type="float" office:value="5.46707081321041" calcext:value-type="float">
            <text:p>5.47</text:p>
          </table:table-cell>
          <table:table-cell table:style-name="ce1" table:formula="of:=MIN([.H4:.H14])" office:value-type="float" office:value="6.49886745088438" calcext:value-type="float">
            <text:p>6.50</text:p>
          </table:table-cell>
          <table:table-cell table:style-name="ce1" table:formula="of:=MIN([.I4:.I14])" office:value-type="float" office:value="2.49988778474217" calcext:value-type="float">
            <text:p>2.50</text:p>
          </table:table-cell>
          <table:table-cell table:style-name="ce1" table:formula="of:=MIN([.J4:.J14])" office:value-type="float" office:value="13.9478971026764" calcext:value-type="float">
            <text:p>13.95</text:p>
          </table:table-cell>
          <table:table-cell table:style-name="ce1" table:formula="of:=MIN([.K4:.K14])" office:value-type="float" office:value="8.68005322259812" calcext:value-type="float">
            <text:p>8.68</text:p>
          </table:table-cell>
          <table:table-cell table:style-name="ce1" table:formula="of:=MIN([.L4:.L14])" office:value-type="float" office:value="5.47292012727194" calcext:value-type="float">
            <text:p>5.47</text:p>
          </table:table-cell>
        </table:table-row>
        <table:table-row table:style-name="ro1">
          <table:table-cell office:value-type="string" calcext:value-type="string">
            <text:p>amélioration</text:p>
          </table:table-cell>
          <table:table-cell table:style-name="ce2" table:formula="of:=([.B4]-[.B16])/[.B4]" office:value-type="percentage" office:value="0.546658880529522" calcext:value-type="percentage">
            <text:p>54.67%</text:p>
          </table:table-cell>
          <table:table-cell table:style-name="ce2" table:formula="of:=([.C4]-[.C16])/[.C4]" office:value-type="percentage" office:value="0.510357002330138" calcext:value-type="percentage">
            <text:p>51.04%</text:p>
          </table:table-cell>
          <table:table-cell table:style-name="ce2" table:formula="of:=([.D4]-[.D16])/[.D4]" office:value-type="percentage" office:value="0.236574955373722" calcext:value-type="percentage">
            <text:p>23.66%</text:p>
          </table:table-cell>
          <table:table-cell table:style-name="ce2" table:formula="of:=([.E4]-[.E16])/[.E4]" office:value-type="percentage" office:value="0.298993910718626" calcext:value-type="percentage">
            <text:p>29.90%</text:p>
          </table:table-cell>
          <table:table-cell table:style-name="ce2" table:formula="of:=([.F4]-[.F16])/[.F4]" office:value-type="percentage" office:value="0.452429509013454" calcext:value-type="percentage">
            <text:p>45.24%</text:p>
          </table:table-cell>
          <table:table-cell table:style-name="ce2" table:formula="of:=([.G4]-[.G16])/[.G4]" office:value-type="percentage" office:value="0.679034162662923" calcext:value-type="percentage">
            <text:p>67.90%</text:p>
          </table:table-cell>
          <table:table-cell table:style-name="ce2" table:formula="of:=([.H4]-[.H16])/[.H4]" office:value-type="percentage" office:value="0.23965339711474" calcext:value-type="percentage">
            <text:p>23.97%</text:p>
          </table:table-cell>
          <table:table-cell table:style-name="ce2" table:formula="of:=([.I4]-[.I16])/[.I4]" office:value-type="percentage" office:value="0.540650214965045" calcext:value-type="percentage">
            <text:p>54.07%</text:p>
          </table:table-cell>
          <table:table-cell table:style-name="ce2" table:formula="of:=([.J4]-[.J16])/[.J4]" office:value-type="percentage" office:value="0.149367546629574" calcext:value-type="percentage">
            <text:p>14.94%</text:p>
          </table:table-cell>
          <table:table-cell table:style-name="ce2" table:formula="of:=([.K4]-[.K16])/[.K4]" office:value-type="percentage" office:value="0.426674871379837" calcext:value-type="percentage">
            <text:p>42.67%</text:p>
          </table:table-cell>
          <table:table-cell table:style-name="ce2" table:formula="of:=([.L4]-[.L16])/[.L4]" office:value-type="percentage" office:value="0.524924776729778" calcext:value-type="percentage">
            <text:p>52.49%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2" table:number-columns-repeated="11"/>
        </table:table-row>
      </table:table>
      <table:table table:name="Sheet3" table:style-name="ta1"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residuals X</text:p>
          </table:table-cell>
          <table:table-cell office:value-type="string" calcext:value-type="string">
            <text:p>redidualsY</text:p>
          </table:table-cell>
        </table:table-row>
        <table:table-row table:style-name="ro1">
          <table:table-cell office:value-type="string" calcext:value-type="string">
            <text:p>fixed head</text:p>
          </table:table-cell>
          <table:table-cell office:value-type="string" calcext:value-type="string">
            <text:p>left rig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ow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1:38:28.920000000</meta:creation-date>
    <dc:date>2018-03-12T16:14:22.183000000</dc:date>
    <meta:editing-duration>P4DT1H58M25S</meta:editing-duration>
    <meta:editing-cycles>92</meta:editing-cycles>
    <meta:generator>LibreOffice/5.4.4.2$Windows_X86_64 LibreOffice_project/2524958677847fb3bb44820e40380acbe820f960</meta:generator>
    <meta:document-statistic meta:table-count="3" meta:cell-count="4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1.711cm" style:legend-expansion="high" chart:style-name="ch2"/>
        <chart:plot-area chart:style-name="ch3" table:cell-range-address="shiftETHT.A3:shiftETHT.L14" chart:data-source-has-labels="row" svg:x="0.32cm" svg:y="0.18cm" svg:width="13.646cm" svg:height="8.64cm">
          <chartooo:coordinate-region svg:x="0.941cm" svg:y="0.379cm" svg:width="12.8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iftETHT.B4:shiftETHT.B14" chart:label-cell-address="shiftETHT.B3:shiftETHT.B3" chart:class="chart:scatter">
            <chart:domain table:cell-range-address="shiftETHT.A4:shiftETHT.A14"/>
            <chart:data-point chart:repeated="11"/>
          </chart:series>
          <chart:series chart:style-name="ch7" chart:values-cell-range-address="shiftETHT.C4:shiftETHT.C14" chart:label-cell-address="shiftETHT.C3:shiftETHT.C3" chart:class="chart:scatter">
            <chart:data-point chart:repeated="11"/>
          </chart:series>
          <chart:series chart:style-name="ch8" chart:values-cell-range-address="shiftETHT.D4:shiftETHT.D14" chart:label-cell-address="shiftETHT.D3:shiftETHT.D3" chart:class="chart:scatter">
            <chart:data-point chart:repeated="11"/>
          </chart:series>
          <chart:series chart:style-name="ch9" chart:values-cell-range-address="shiftETHT.E4:shiftETHT.E14" chart:label-cell-address="shiftETHT.E3:shiftETHT.E3" chart:class="chart:scatter">
            <chart:data-point chart:repeated="11"/>
          </chart:series>
          <chart:series chart:style-name="ch10" chart:values-cell-range-address="shiftETHT.F4:shiftETHT.F14" chart:label-cell-address="shiftETHT.F3:shiftETHT.F3" chart:class="chart:scatter">
            <chart:data-point chart:repeated="11"/>
          </chart:series>
          <chart:series chart:style-name="ch11" chart:values-cell-range-address="shiftETHT.G4:shiftETHT.G14" chart:label-cell-address="shiftETHT.G3:shiftETHT.G3" chart:class="chart:scatter">
            <chart:data-point chart:repeated="11"/>
          </chart:series>
          <chart:series chart:style-name="ch12" chart:values-cell-range-address="shiftETHT.H4:shiftETHT.H14" chart:label-cell-address="shiftETHT.H3:shiftETHT.H3" chart:class="chart:scatter">
            <chart:data-point chart:repeated="11"/>
          </chart:series>
          <chart:series chart:style-name="ch13" chart:values-cell-range-address="shiftETHT.I4:shiftETHT.I14" chart:label-cell-address="shiftETHT.I3:shiftETHT.I3" chart:class="chart:scatter">
            <chart:data-point chart:repeated="11"/>
          </chart:series>
          <chart:series chart:style-name="ch14" chart:values-cell-range-address="shiftETHT.J4:shiftETHT.J14" chart:label-cell-address="shiftETHT.J3:shiftETHT.J3" chart:class="chart:scatter">
            <chart:data-point chart:repeated="11"/>
          </chart:series>
          <chart:series chart:style-name="ch15" chart:values-cell-range-address="shiftETHT.K4:shiftETHT.K14" chart:label-cell-address="shiftETHT.K3:shiftETHT.K3" chart:class="chart:scatter">
            <chart:data-point chart:repeated="11"/>
          </chart:series>
          <chart:series chart:style-name="ch16" chart:values-cell-range-address="shiftETHT.L4:shiftETHT.L14" chart:label-cell-address="shiftETHT.L3:shiftETHT.L3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iftETHT.B3:shiftETHT.B3</svg:desc>
                </draw:g>
              </table:table-cell>
              <table:table-cell office:value-type="string">
                <text:p>2</text:p>
                <draw:g>
                  <svg:desc>shiftETHT.C3:shiftETHT.C3</svg:desc>
                </draw:g>
              </table:table-cell>
              <table:table-cell office:value-type="string">
                <text:p>3</text:p>
                <draw:g>
                  <svg:desc>shiftETHT.D3:shiftETHT.D3</svg:desc>
                </draw:g>
              </table:table-cell>
              <table:table-cell office:value-type="string">
                <text:p>4</text:p>
                <draw:g>
                  <svg:desc>shiftETHT.E3:shiftETHT.E3</svg:desc>
                </draw:g>
              </table:table-cell>
              <table:table-cell office:value-type="string">
                <text:p>5</text:p>
                <draw:g>
                  <svg:desc>shiftETHT.F3:shiftETHT.F3</svg:desc>
                </draw:g>
              </table:table-cell>
              <table:table-cell office:value-type="string">
                <text:p>6</text:p>
                <draw:g>
                  <svg:desc>shiftETHT.G3:shiftETHT.G3</svg:desc>
                </draw:g>
              </table:table-cell>
              <table:table-cell office:value-type="string">
                <text:p>7</text:p>
                <draw:g>
                  <svg:desc>shiftETHT.H3:shiftETHT.H3</svg:desc>
                </draw:g>
              </table:table-cell>
              <table:table-cell office:value-type="string">
                <text:p>8</text:p>
                <draw:g>
                  <svg:desc>shiftETHT.I3:shiftETHT.I3</svg:desc>
                </draw:g>
              </table:table-cell>
              <table:table-cell office:value-type="string">
                <text:p>9</text:p>
                <draw:g>
                  <svg:desc>shiftETHT.J3:shiftETHT.J3</svg:desc>
                </draw:g>
              </table:table-cell>
              <table:table-cell office:value-type="string">
                <text:p>10</text:p>
                <draw:g>
                  <svg:desc>shiftETHT.K3:shiftETHT.K3</svg:desc>
                </draw:g>
              </table:table-cell>
              <table:table-cell office:value-type="string">
                <text:p>11</text:p>
                <draw:g>
                  <svg:desc>shiftETHT.L3:shiftETHT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iftETHT.A4:shiftETHT.A14</svg:desc>
                </draw:g>
              </table:table-cell>
              <table:table-cell office:value-type="float" office:value="13.8526697816161">
                <text:p>13.8526697816161</text:p>
                <draw:g>
                  <svg:desc>shiftETHT.B4:shiftETHT.B14</svg:desc>
                </draw:g>
              </table:table-cell>
              <table:table-cell office:value-type="float" office:value="7.32849162993014">
                <text:p>7.32849162993014</text:p>
                <draw:g>
                  <svg:desc>shiftETHT.C4:shiftETHT.C14</svg:desc>
                </draw:g>
              </table:table-cell>
              <table:table-cell office:value-type="float" office:value="1.50927955520949">
                <text:p>1.50927955520949</text:p>
                <draw:g>
                  <svg:desc>shiftETHT.D4:shiftETHT.D14</svg:desc>
                </draw:g>
              </table:table-cell>
              <table:table-cell office:value-type="float" office:value="8.37829700780011">
                <text:p>8.37829700780011</text:p>
                <draw:g>
                  <svg:desc>shiftETHT.E4:shiftETHT.E14</svg:desc>
                </draw:g>
              </table:table-cell>
              <table:table-cell office:value-type="float" office:value="14.5301452754288">
                <text:p>14.5301452754288</text:p>
                <draw:g>
                  <svg:desc>shiftETHT.F4:shiftETHT.F14</svg:desc>
                </draw:g>
              </table:table-cell>
              <table:table-cell office:value-type="float" office:value="17.0331860193236">
                <text:p>17.0331860193236</text:p>
                <draw:g>
                  <svg:desc>shiftETHT.G4:shiftETHT.G14</svg:desc>
                </draw:g>
              </table:table-cell>
              <table:table-cell office:value-type="float" office:value="8.54724335746798">
                <text:p>8.54724335746798</text:p>
                <draw:g>
                  <svg:desc>shiftETHT.H4:shiftETHT.H14</svg:desc>
                </draw:g>
              </table:table-cell>
              <table:table-cell office:value-type="float" office:value="5.44223131518813">
                <text:p>5.44223131518813</text:p>
                <draw:g>
                  <svg:desc>shiftETHT.I4:shiftETHT.I14</svg:desc>
                </draw:g>
              </table:table-cell>
              <table:table-cell office:value-type="float" office:value="16.3970902443367">
                <text:p>16.3970902443367</text:p>
                <draw:g>
                  <svg:desc>shiftETHT.J4:shiftETHT.J14</svg:desc>
                </draw:g>
              </table:table-cell>
              <table:table-cell office:value-type="float" office:value="15.1398443732767">
                <text:p>15.1398443732767</text:p>
                <draw:g>
                  <svg:desc>shiftETHT.K4:shiftETHT.K14</svg:desc>
                </draw:g>
              </table:table-cell>
              <table:table-cell office:value-type="float" office:value="11.5201127299349">
                <text:p>11.5201127299349</text:p>
                <draw:g>
                  <svg:desc>shiftETHT.L4:shiftETHT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1357995428954">
                <text:p>12.1357995428954</text:p>
              </table:table-cell>
              <table:table-cell office:value-type="float" office:value="6.43393499871779">
                <text:p>6.43393499871779</text:p>
              </table:table-cell>
              <table:table-cell office:value-type="float" office:value="1.43916169855554">
                <text:p>1.43916169855554</text:p>
              </table:table-cell>
              <table:table-cell office:value-type="float" office:value="7.62963819845943">
                <text:p>7.62963819845943</text:p>
              </table:table-cell>
              <table:table-cell office:value-type="float" office:value="13.1492835517857">
                <text:p>13.1492835517857</text:p>
              </table:table-cell>
              <table:table-cell office:value-type="float" office:value="14.8427836947423">
                <text:p>14.8427836947423</text:p>
              </table:table-cell>
              <table:table-cell office:value-type="float" office:value="7.99596037733035">
                <text:p>7.99596037733035</text:p>
              </table:table-cell>
              <table:table-cell office:value-type="float" office:value="4.83526544571991">
                <text:p>4.83526544571991</text:p>
              </table:table-cell>
              <table:table-cell office:value-type="float" office:value="15.4029582728383">
                <text:p>15.4029582728383</text:p>
              </table:table-cell>
              <table:table-cell office:value-type="float" office:value="13.3889665201799">
                <text:p>13.3889665201799</text:p>
              </table:table-cell>
              <table:table-cell office:value-type="float" office:value="9.8561561014255">
                <text:p>9.856156101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.661265651982">
                <text:p>10.661265651982</text:p>
              </table:table-cell>
              <table:table-cell office:value-type="float" office:value="5.57045424775671">
                <text:p>5.57045424775671</text:p>
              </table:table-cell>
              <table:table-cell office:value-type="float" office:value="1.371640332487">
                <text:p>1.371640332487</text:p>
              </table:table-cell>
              <table:table-cell office:value-type="float" office:value="6.93050303161625">
                <text:p>6.93050303161625</text:p>
              </table:table-cell>
              <table:table-cell office:value-type="float" office:value="11.8079964415024">
                <text:p>11.8079964415024</text:p>
              </table:table-cell>
              <table:table-cell office:value-type="float" office:value="12.5663346702163">
                <text:p>12.5663346702163</text:p>
              </table:table-cell>
              <table:table-cell office:value-type="float" office:value="7.50537747054702">
                <text:p>7.50537747054702</text:p>
              </table:table-cell>
              <table:table-cell office:value-type="float" office:value="4.39905040697828">
                <text:p>4.39905040697828</text:p>
              </table:table-cell>
              <table:table-cell office:value-type="float" office:value="14.6286114935151">
                <text:p>14.6286114935151</text:p>
              </table:table-cell>
              <table:table-cell office:value-type="float" office:value="11.7418835803519">
                <text:p>11.7418835803519</text:p>
              </table:table-cell>
              <table:table-cell office:value-type="float" office:value="8.20181293015972">
                <text:p>8.20181293015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70556540841296">
                <text:p>8.70556540841296</text:p>
              </table:table-cell>
              <table:table-cell office:value-type="float" office:value="4.80178555100415">
                <text:p>4.80178555100415</text:p>
              </table:table-cell>
              <table:table-cell office:value-type="float" office:value="1.71115462086843">
                <text:p>1.71115462086843</text:p>
              </table:table-cell>
              <table:table-cell office:value-type="float" office:value="6.44183742869105">
                <text:p>6.44183742869105</text:p>
              </table:table-cell>
              <table:table-cell office:value-type="float" office:value="10.486644780118">
                <text:p>10.486644780118</text:p>
              </table:table-cell>
              <table:table-cell office:value-type="float" office:value="10.3791246971875">
                <text:p>10.3791246971875</text:p>
              </table:table-cell>
              <table:table-cell office:value-type="float" office:value="7.090452707202">
                <text:p>7.090452707202</text:p>
              </table:table-cell>
              <table:table-cell office:value-type="float" office:value="3.3621195485773">
                <text:p>3.3621195485773</text:p>
              </table:table-cell>
              <table:table-cell office:value-type="float" office:value="14.1746515432321">
                <text:p>14.1746515432321</text:p>
              </table:table-cell>
              <table:table-cell office:value-type="float" office:value="10.3523798637561">
                <text:p>10.3523798637561</text:p>
              </table:table-cell>
              <table:table-cell office:value-type="float" office:value="6.86033162891703">
                <text:p>6.86033162891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34592831276656">
                <text:p>7.34592831276656</text:p>
              </table:table-cell>
              <table:table-cell office:value-type="float" office:value="4.17003492185127">
                <text:p>4.17003492185127</text:p>
              </table:table-cell>
              <table:table-cell office:value-type="float" office:value="1.2506894735793">
                <text:p>1.2506894735793</text:p>
              </table:table-cell>
              <table:table-cell office:value-type="float" office:value="6.07228298244549">
                <text:p>6.07228298244549</text:p>
              </table:table-cell>
              <table:table-cell office:value-type="float" office:value="9.44052446284904">
                <text:p>9.44052446284904</text:p>
              </table:table-cell>
              <table:table-cell office:value-type="float" office:value="8.30047720351839">
                <text:p>8.30047720351839</text:p>
              </table:table-cell>
              <table:table-cell office:value-type="float" office:value="6.80541878526365">
                <text:p>6.80541878526365</text:p>
              </table:table-cell>
              <table:table-cell office:value-type="float" office:value="2.99374470283292">
                <text:p>2.99374470283292</text:p>
              </table:table-cell>
              <table:table-cell office:value-type="float" office:value="13.9478971026764">
                <text:p>13.9478971026764</text:p>
              </table:table-cell>
              <table:table-cell office:value-type="float" office:value="9.33900104822116">
                <text:p>9.33900104822116</text:p>
              </table:table-cell>
              <table:table-cell office:value-type="float" office:value="5.85378077613664">
                <text:p>5.85378077613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45243708995475">
                <text:p>6.45243708995475</text:p>
              </table:table-cell>
              <table:table-cell office:value-type="float" office:value="3.73342461779439">
                <text:p>3.73342461779439</text:p>
              </table:table-cell>
              <table:table-cell office:value-type="float" office:value="1.203428504887">
                <text:p>1.203428504887</text:p>
              </table:table-cell>
              <table:table-cell office:value-type="float" office:value="5.87323722027579">
                <text:p>5.87323722027579</text:p>
              </table:table-cell>
              <table:table-cell office:value-type="float" office:value="8.56491205107415">
                <text:p>8.56491205107415</text:p>
              </table:table-cell>
              <table:table-cell office:value-type="float" office:value="6.40355688999476">
                <text:p>6.40355688999476</text:p>
              </table:table-cell>
              <table:table-cell office:value-type="float" office:value="6.62539991471743">
                <text:p>6.62539991471743</text:p>
              </table:table-cell>
              <table:table-cell office:value-type="float" office:value="2.71360837558459">
                <text:p>2.71360837558459</text:p>
              </table:table-cell>
              <table:table-cell office:value-type="float" office:value="14.1835630057908">
                <text:p>14.1835630057908</text:p>
              </table:table-cell>
              <table:table-cell office:value-type="float" office:value="8.72700910843408">
                <text:p>8.72700910843408</text:p>
              </table:table-cell>
              <table:table-cell office:value-type="float" office:value="5.47292012727194">
                <text:p>5.47292012727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2799848264527">
                <text:p>6.2799848264527</text:p>
              </table:table-cell>
              <table:table-cell office:value-type="float" office:value="3.58834461007748">
                <text:p>3.58834461007748</text:p>
              </table:table-cell>
              <table:table-cell office:value-type="float" office:value="1.17309586623901">
                <text:p>1.17309586623901</text:p>
              </table:table-cell>
              <table:table-cell office:value-type="float" office:value="5.88625520433116">
                <text:p>5.88625520433116</text:p>
              </table:table-cell>
              <table:table-cell office:value-type="float" office:value="8.00300511423692">
                <text:p>8.00300511423692</text:p>
              </table:table-cell>
              <table:table-cell office:value-type="float" office:value="5.46707081321041">
                <text:p>5.46707081321041</text:p>
              </table:table-cell>
              <table:table-cell office:value-type="float" office:value="6.49886745088438">
                <text:p>6.49886745088438</text:p>
              </table:table-cell>
              <table:table-cell office:value-type="float" office:value="2.55309744676798">
                <text:p>2.55309744676798</text:p>
              </table:table-cell>
              <table:table-cell office:value-type="float" office:value="14.7622164379735">
                <text:p>14.7622164379735</text:p>
              </table:table-cell>
              <table:table-cell office:value-type="float" office:value="8.68005322259812">
                <text:p>8.68005322259812</text:p>
              </table:table-cell>
              <table:table-cell office:value-type="float" office:value="5.7779723853767">
                <text:p>5.7779723853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74011013745537">
                <text:p>6.74011013745537</text:p>
              </table:table-cell>
              <table:table-cell office:value-type="float" office:value="3.76273126780478">
                <text:p>3.76273126780478</text:p>
              </table:table-cell>
              <table:table-cell office:value-type="float" office:value="1.15222181178933">
                <text:p>1.15222181178933</text:p>
              </table:table-cell>
              <table:table-cell office:value-type="float" office:value="6.07978517003262">
                <text:p>6.07978517003262</text:p>
              </table:table-cell>
              <table:table-cell office:value-type="float" office:value="7.95627878257239">
                <text:p>7.95627878257239</text:p>
              </table:table-cell>
              <table:table-cell office:value-type="float" office:value="5.55181405336116">
                <text:p>5.55181405336116</text:p>
              </table:table-cell>
              <table:table-cell office:value-type="float" office:value="6.61942932226007">
                <text:p>6.61942932226007</text:p>
              </table:table-cell>
              <table:table-cell office:value-type="float" office:value="2.49988778474217">
                <text:p>2.49988778474217</text:p>
              </table:table-cell>
              <table:table-cell office:value-type="float" office:value="15.6182447751665">
                <text:p>15.6182447751665</text:p>
              </table:table-cell>
              <table:table-cell office:value-type="float" office:value="9.2426769387427">
                <text:p>9.2426769387427</text:p>
              </table:table-cell>
              <table:table-cell office:value-type="float" office:value="6.65670367804975">
                <text:p>6.65670367804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79553787452152">
                <text:p>7.79553787452152</text:p>
              </table:table-cell>
              <table:table-cell office:value-type="float" office:value="4.22376027290867">
                <text:p>4.22376027290867</text:p>
              </table:table-cell>
              <table:table-cell office:value-type="float" office:value="1.64881109318058">
                <text:p>1.64881109318058</text:p>
              </table:table-cell>
              <table:table-cell office:value-type="float" office:value="6.50352629326446">
                <text:p>6.50352629326446</text:p>
              </table:table-cell>
              <table:table-cell office:value-type="float" office:value="8.29830768394982">
                <text:p>8.29830768394982</text:p>
              </table:table-cell>
              <table:table-cell office:value-type="float" office:value="6.61533489150399">
                <text:p>6.61533489150399</text:p>
              </table:table-cell>
              <table:table-cell office:value-type="float" office:value="6.84738428264319">
                <text:p>6.84738428264319</text:p>
              </table:table-cell>
              <table:table-cell office:value-type="float" office:value="2.61224736037804">
                <text:p>2.61224736037804</text:p>
              </table:table-cell>
              <table:table-cell office:value-type="float" office:value="16.6903808485581">
                <text:p>16.6903808485581</text:p>
              </table:table-cell>
              <table:table-cell office:value-type="float" office:value="10.3196875859083">
                <text:p>10.3196875859083</text:p>
              </table:table-cell>
              <table:table-cell office:value-type="float" office:value="7.99932133160505">
                <text:p>7.99932133160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.31645696914191">
                <text:p>9.31645696914191</text:p>
              </table:table-cell>
              <table:table-cell office:value-type="float" office:value="4.86653130918044">
                <text:p>4.86653130918044</text:p>
              </table:table-cell>
              <table:table-cell office:value-type="float" office:value="1.65846713266526">
                <text:p>1.65846713266526</text:p>
              </table:table-cell>
              <table:table-cell office:value-type="float" office:value="7.06605619144641">
                <text:p>7.06605619144641</text:p>
              </table:table-cell>
              <table:table-cell office:value-type="float" office:value="9.00171542098087">
                <text:p>9.00171542098087</text:p>
              </table:table-cell>
              <table:table-cell office:value-type="float" office:value="8.38593656814609">
                <text:p>8.38593656814609</text:p>
              </table:table-cell>
              <table:table-cell office:value-type="float" office:value="7.20950298124819">
                <text:p>7.20950298124819</text:p>
              </table:table-cell>
              <table:table-cell office:value-type="float" office:value="2.84790809602391">
                <text:p>2.84790809602391</text:p>
              </table:table-cell>
              <table:table-cell office:value-type="float" office:value="17.8617616550929">
                <text:p>17.8617616550929</text:p>
              </table:table-cell>
              <table:table-cell office:value-type="float" office:value="11.7940444071046">
                <text:p>11.7940444071046</text:p>
              </table:table-cell>
              <table:table-cell office:value-type="float" office:value="9.57724995956808">
                <text:p>9.57724995956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9154417961519">
                <text:p>10.9154417961519</text:p>
              </table:table-cell>
              <table:table-cell office:value-type="float" office:value="5.66874879452477">
                <text:p>5.66874879452477</text:p>
              </table:table-cell>
              <table:table-cell office:value-type="float" office:value="1.28265691762728">
                <text:p>1.28265691762728</text:p>
              </table:table-cell>
              <table:table-cell office:value-type="float" office:value="7.76291852970394">
                <text:p>7.76291852970394</text:p>
              </table:table-cell>
              <table:table-cell office:value-type="float" office:value="9.93675785850449">
                <text:p>9.93675785850449</text:p>
              </table:table-cell>
              <table:table-cell office:value-type="float" office:value="10.522521466753">
                <text:p>10.522521466753</text:p>
              </table:table-cell>
              <table:table-cell office:value-type="float" office:value="7.66139074208868">
                <text:p>7.66139074208868</text:p>
              </table:table-cell>
              <table:table-cell office:value-type="float" office:value="3.16706393058524">
                <text:p>3.16706393058524</text:p>
              </table:table-cell>
              <table:table-cell office:value-type="float" office:value="19.14742877534">
                <text:p>19.14742877534</text:p>
              </table:table-cell>
              <table:table-cell office:value-type="float" office:value="13.5542527533435">
                <text:p>13.5542527533435</text:p>
              </table:table-cell>
              <table:table-cell office:value-type="float" office:value="11.239304973491">
                <text:p>11.239304973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